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fo:line-height="115%"/>
    </style:style>
    <style:style style:name="P2" style:family="paragraph" style:parent-style-name="Standard">
      <style:paragraph-properties fo:margin-top="0cm" fo:margin-bottom="0.353cm" fo:line-height="115%"/>
      <style:text-properties style:font-name="Times New Roman" fo:font-size="11pt" fo:language="zxx" fo:country="none" style:font-size-asian="11pt" style:font-size-complex="11pt"/>
    </style:style>
    <style:style style:name="P3" style:family="paragraph" style:parent-style-name="Standard">
      <style:paragraph-properties fo:margin-top="0cm" fo:margin-bottom="0.353cm" fo:line-height="115%"/>
      <style:text-properties style:font-name="Times New Roman" fo:font-size="11pt" style:font-size-asian="11pt" style:font-size-complex="11pt"/>
    </style:style>
    <style:style style:name="P4" style:family="paragraph" style:parent-style-name="Standard" style:master-page-name="Standard">
      <style:paragraph-properties fo:margin-top="0cm" fo:margin-bottom="0.353cm" fo:line-height="115%" fo:text-align="start" style:justify-single-word="false" style:page-number="auto"/>
    </style:style>
    <style:style style:name="P5" style:family="paragraph" style:parent-style-name="Standard">
      <style:paragraph-properties fo:margin-top="0cm" fo:margin-bottom="0.353cm" fo:line-height="115%"/>
      <style:text-properties style:font-name="Times New Roman" fo:font-size="11pt" fo:language="zxx" fo:country="none" style:font-size-asian="11pt" style:font-size-complex="11pt"/>
    </style:style>
    <style:style style:name="T1" style:family="text">
      <style:text-properties fo:language="zxx" fo:country="none"/>
    </style:style>
    <style:style style:name="T2" style:family="text">
      <style:text-properties fo:language="zxx" fo:country="none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language="zxx" fo:country="none" style:text-underline-style="none" fo:font-weight="bold" style:font-weight-asian="bold" style:font-weight-complex="bold"/>
    </style:style>
    <style:style style:name="T4" style:family="text">
      <style:text-properties fo:language="zxx" fo:country="none" style:text-underline-style="none" fo:font-weight="normal" style:font-weight-asian="normal" style:font-weight-complex="normal"/>
    </style:style>
    <style:style style:name="T5" style:family="text">
      <style:text-properties fo:language="zxx" fo:country="none" fo:font-weight="bold" style:font-weight-asian="bold" style:font-weight-complex="bold"/>
    </style:style>
    <style:style style:name="T6" style:family="text">
      <style:text-properties style:font-name="Times New Roman" fo:font-size="10pt" fo:language="zxx" fo:country="none" style:text-underline-style="none" fo:font-weight="normal" style:font-size-asian="10pt" style:font-weight-asian="normal" style:font-size-complex="10pt" style:font-weight-complex="normal"/>
    </style:style>
    <style:style style:name="T7" style:family="text">
      <style:text-properties style:font-name="Times New Roman" fo:font-size="10pt" fo:language="zxx" fo:country="none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style:font-name="Times New Roman" fo:font-size="10pt" fo:language="zxx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Times New Roman" fo:font-size="16pt" fo:language="zxx" fo:country="none" style:text-underline-style="none" fo:font-weight="bold" style:font-size-asian="16pt" style:font-weight-asian="bold" style:font-size-complex="16pt" style:font-weight-complex="bold"/>
    </style:style>
    <style:style style:name="T10" style:family="text">
      <style:text-properties style:font-name="Times New Roman" fo:font-size="11pt" fo:language="zxx" fo:country="none" style:font-size-asian="11pt" style:font-size-complex="11pt"/>
    </style:style>
    <style:style style:name="T11" style:family="text">
      <style:text-properties style:font-name="Times New Roman" fo:font-size="20pt" fo:language="zxx" fo:country="none" style:text-underline-style="none" fo:font-weight="bold" style:font-size-asian="20pt" style:font-weight-asian="bold" style:font-size-complex="20pt" style:font-weight-complex="bold"/>
    </style:style>
    <style:style style:name="T12" style:family="text">
      <style:text-properties style:font-name="Times New Roman" fo:font-size="22pt" fo:language="zxx" fo:country="none" style:text-underline-style="none" fo:font-weight="bold" style:font-size-asian="22pt" style:font-weight-asian="bold" style:font-size-complex="22pt" style:font-weight-complex="bold"/>
    </style:style>
    <style:style style:name="T13" style:family="text">
      <style:text-properties fo:font-size="10pt" fo:language="zxx" fo:country="none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14" style:family="text">
      <style:text-properties fo:font-size="10pt" fo:language="zxx" fo:country="none" style:text-underline-style="none" fo:font-weight="normal" style:font-size-asian="10pt" style:font-weight-asian="normal" style:font-size-complex="10pt" style:font-weight-complex="normal"/>
    </style:style>
    <style:style style:name="T15" style:family="text">
      <style:text-properties fo:font-size="10pt" fo:language="zxx" fo:country="none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6"/><text:tab/><text:tab/><text:tab/><text:tab/><text:tab/> <text:span text:style-name="T9"><text:s/></text:span><text:span text:style-name="T12">curuculum vitae</text:span><text:span text:style-name="T10"><text:line-break/>Awa Diop<text:line-break/>31/12/2006-16ans<text:line-break/>Goree rue Malavois BP:07<text:line-break/>76 220 20 70/awadiop31126@gmail.com</text:span></text:p>
      <text:p text:style-name="P1"><text:span text:style-name="T1"><text:s text:c="10"/></text:span><text:span text:style-name="T9"><text:s/><text:tab/><text:tab/><text:tab/><text:tab/><text:tab/></text:span><text:span text:style-name="T11">Formation</text:span><text:span text:style-name="T1"><text:line-break/></text:span><text:span text:style-name="T5">2022-2023</text:span><text:span text:style-name="T1">: classe de 2nd option: serie s<text:line-break/></text:span><text:span text:style-name="T5">Novembre 2022-Avril 2023</text:span><text:span text:style-name="T1">: Formation en codage et au TIC organisée par Wia et Atos<text:line-break/> </text:span><text:span text:style-name="T5">Lycée d'Excellence Mariama Ba-Goree</text:span><text:span text:style-name="T1"><text:line-break/></text:span><text:span text:style-name="T5">Septembre 2021</text:span><text:span text:style-name="T1">: atelier d'informatique </text:span><text:span text:style-name="T5">Ecole Serigne Khalid Mbacké – Darou Mousty</text:span><text:span text:style-name="T1"><text:line-break/></text:span><text:span text:style-name="T5">2021-2022</text:span><text:span text:style-name="T1">: obtention du Brevet de Fin d'Etude Moyen </text:span><text:span text:style-name="T5">Lycée d'Excellence Mariama Ba</text:span><text:span text:style-name="T1"><text:line-break/></text:span><text:span text:style-name="T5">Juin 2019</text:span><text:span text:style-name="T1">: formation en robotique et atelier informatique sur scratch </text:span><text:span text:style-name="T5">Lycée d'Excellence Mariama Ba</text:span><text:span text:style-name="T1"><text:line-break/></text:span><text:span text:style-name="T5">2017-2018</text:span><text:span text:style-name="T1"> : CFEE </text:span><text:span text:style-name="T5">Ecole Serigne Khalid Mbacké-Darou Mousty</text:span><text:span text:style-name="T1"><text:line-break/><text:line-break/><text:tab/><text:tab/><text:tab/><text:tab/><text:tab/></text:span><text:span text:style-name="T11">Compétences</text:span><text:span text:style-name="T1"><text:line-break/>I</text:span><text:span text:style-name="T2">nformatique</text:span><text:span text:style-name="T1">: maitrise du logiciel word ou wordpad ,internet,google slide,base en python et html<text:line-break/> </text:span><text:span text:style-name="T2"><text:s/>Professionnelle</text:span><text:span text:style-name="T1"> : Travail de groupe, ponctuelle,autonome, ouverte d'esprit , commerce(vente de sacs )</text:span></text:p>
      <text:p text:style-name="P1"><text:span text:style-name="T5">Lingustique</text:span><text:span text:style-name="T1">:wolof(langue natale), français(langue officielle),anglais(niveau intermédaire)<text:line-break/><text:line-break/><text:tab/><text:tab/><text:tab/><text:tab/></text:span><text:span text:style-name="T11">Expériences Professsionnelles</text:span></text:p>
      <text:p text:style-name="P3"><text:span text:style-name="T5">Novembre2022-novembre2023:</text:span><text:span text:style-name="T1"> Adjointe ministre du port du LEMBA</text:span></text:p>
      <text:p text:style-name="P1"><text:span text:style-name="T4"><text:tab/></text:span><text:span text:style-name="T8">tâches</text:span><text:span text:style-name="T7"> : Aider la ministre à organiser des activités sportives et culturelles</text:span></text:p>
      <text:p text:style-name="P3"><text:span text:style-name="T5">Novembre 2022 - novembre 2023 : </text:span><text:span text:style-name="T1">Trésoriére du club scientifique du LEMBA</text:span></text:p>
      <text:p text:style-name="P1"><text:span text:style-name="T1"><text:tab/></text:span><text:span text:style-name="T8">tâches</text:span><text:span text:style-name="T6">: organiser des activitivités éducatives et culturelles, vente et commandes pour trouver des fonds pour le club, gérer l'argent et établir les budgets pour les activités</text:span><text:span text:style-name="T4"><text:line-break/>2021-2022: Ministre des sports de la classe de 4e</text:span></text:p>
      <text:p text:style-name="P1"><text:span text:style-name="T4"><text:tab/></text:span><text:span text:style-name="T8">tâches</text:span><text:span text:style-name="T6">: Diriger les échauffements avant les cours et remplacer le professeur en cas d'abscence</text:span></text:p>
      <text:p text:style-name="P3"><text:span text:style-name="T4">2020-2021: Trésoriére du Club d'Arabe<text:line-break/><text:tab/></text:span><text:span text:style-name="T15">tâches</text:span><text:span text:style-name="T13">:</text:span><text:span text:style-name="T14"> organiser des activités éducatives</text:span></text:p>
      <text:p text:style-name="P1"><text:span text:style-name="T3"><text:tab/><text:tab/><text:tab/></text:span><text:span text:style-name="T11">centre d'intérets</text:span></text:p>
      <text:p text:style-name="P3"><text:span text:style-name="T4">cuisine, tresse, lectu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fr" fo:country="FR" style:font-name-asian="Calibri" style:font-size-asian="12pt" style:language-asian="fr" style:country-asian="FR" style:font-name-complex="Calibri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323cm" fo:margin-bottom="2.54cm" fo:margin-left="1.905cm" fo:margin-right="1.90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4-15T12:09:07.20</dc:date>
    <meta:generator>OpenOffice/4.1.10$Win32 OpenOffice.org_project/4110m2$Build-9807</meta:generator>
    <meta:editing-duration>PT19M30S</meta:editing-duration>
    <meta:editing-cycles>2</meta:editing-cycles>
    <meta:document-statistic meta:table-count="0" meta:image-count="0" meta:object-count="0" meta:page-count="1" meta:paragraph-count="11" meta:word-count="213" meta:character-count="1623"/>
  </office:meta>
</office:document-meta>
</file>